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8cm" fo:min-width="2.643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1.782cm" fo:min-width="4.453cm"/>
    </style:style>
    <style:style style:name="gr3" style:family="graphic" style:parent-style-name="standard">
      <style:graphic-properties draw:textarea-horizontal-align="justify" draw:textarea-vertical-align="middle" draw:auto-grow-height="false" fo:min-height="2.471cm" fo:min-width="2.128cm"/>
    </style:style>
    <style:style style:name="gr4" style:family="graphic" style:parent-style-name="standard">
      <style:graphic-properties draw:textarea-horizontal-align="justify" draw:textarea-vertical-align="middle" draw:auto-grow-height="false" fo:min-height="1.097cm" fo:min-width="3.541cm"/>
    </style:style>
    <style:style style:name="gr5" style:family="graphic" style:parent-style-name="standard">
      <style:graphic-properties draw:textarea-horizontal-align="justify" draw:textarea-vertical-align="middle" draw:auto-grow-height="false" fo:min-height="3.862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4.487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4.79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909cm" fo:min-width="7.501cm"/>
    </style:style>
    <style:style style:name="gr9" style:family="graphic" style:parent-style-name="standard">
      <style:graphic-properties draw:textarea-horizontal-align="justify" draw:textarea-vertical-align="middle" draw:auto-grow-height="false" fo:min-height="8.13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5.037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3.6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2.032cm" svg:x="7.985cm" svg:y="8.239cm">
          <text:p text:style-name="P1">Tree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953cm" svg:height="2.032cm" svg:x="10.271cm" svg:y="15.732cm">
          <text:p text:style-name="P1">Leaf sha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18cm" svg:height="3.556cm" svg:x="22.082cm" svg:y="7.35cm">
          <text:p text:style-name="P1">Season, </text:p>
          <text:p text:style-name="P1">Weather, </text:p>
          <text:p text:style-name="P1">Lightning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2" draw:layer="layout" svg:width="4.953cm" svg:height="2.032cm" svg:x="18.653cm" svg:y="15.732cm">
          <text:p text:style-name="P1">Leaf col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53cm" svg:height="2.032cm" svg:x="2.397cm" svg:y="15.732cm">
          <text:p text:style-name="P1">Venation patter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1.905cm" svg:x="1.508cm" svg:y="8.493cm">
          <text:p text:style-name="P1">Camera resolu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4.699cm" svg:x="4.302cm" svg:y="10.5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381cm" svg:height="5.413cm" draw:transform="rotate (0.47088983218807) translate (10.271cm 10.6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381cm" svg:height="5.76cm" draw:transform="rotate (-0.445582558034152) translate (15.928cm 10.3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8.001cm" svg:height="2.159cm" svg:x="13.319cm" svg:y="8.112cm">
          <text:p text:style-name="P1">Duration of staying </text:p>
          <text:p text:style-name="P1">on the ground</text:p>
          <text:p text:style-name="P1">(Decomposition factor)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29cm" svg:height="9.582cm" draw:transform="rotate (0.960803753222878) translate (11.569cm 10.4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381cm" svg:height="6.042cm" draw:transform="rotate (0.633379985548742) translate (17.818cm 10.75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508cm" svg:height="4.445cm" draw:transform="rotate (-0.242600766027211) translate (23.748cm 11.1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20:51:22.454134330</meta:creation-date>
    <dc:date>2016-12-04T18:01:02.498296605</dc:date>
    <meta:editing-duration>PT15M3S</meta:editing-duration>
    <meta:editing-cycles>5</meta:editing-cycles>
    <meta:generator>LibreOffice/5.1.4.2$Linux_X86_64 LibreOffice_project/10m0$Build-2</meta:generator>
    <meta:document-statistic meta:object-count="13"/>
  </office:meta>
</office:document-meta>
</file>